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1" svg:font-family="'Arial Rounded MT Bold'"/>
    <style:font-face style:name="FontAwesome" svg:font-family="FontAwesome"/>
    <style:font-face style:name="Courier New" svg:font-family="'Courier New'" style:font-adornments="Bold" style:font-family-generic="modern" style:font-pitch="fixed"/>
    <style:font-face style:name="Arial Rounded MT Bold" svg:font-family="'Arial Rounded MT Bold'" style:font-adornments="Bold" style:font-pitch="variable"/>
    <style:font-face style:name="Arial Narrow" svg:font-family="'Arial Narrow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9.89pt"/>
    </style:style>
    <style:style style:name="co2" style:family="table-column">
      <style:table-column-properties fo:break-before="auto" style:column-width="22.11pt"/>
    </style:style>
    <style:style style:name="co3" style:family="table-column">
      <style:table-column-properties fo:break-before="auto" style:column-width="36.6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37.76pt"/>
    </style:style>
    <style:style style:name="co6" style:family="table-column">
      <style:table-column-properties fo:break-before="auto" style:column-width="37.05pt"/>
    </style:style>
    <style:style style:name="co7" style:family="table-column">
      <style:table-column-properties fo:break-before="auto" style:column-width="37.3pt"/>
    </style:style>
    <style:style style:name="co8" style:family="table-column">
      <style:table-column-properties fo:break-before="auto" style:column-width="37.19pt"/>
    </style:style>
    <style:style style:name="co9" style:family="table-column">
      <style:table-column-properties fo:break-before="auto" style:column-width="36.85pt"/>
    </style:style>
    <style:style style:name="co10" style:family="table-column">
      <style:table-column-properties fo:break-before="auto" style:column-width="36.54pt"/>
    </style:style>
    <style:style style:name="co11" style:family="table-column">
      <style:table-column-properties fo:break-before="auto" style:column-width="37.9pt"/>
    </style:style>
    <style:style style:name="co12" style:family="table-column">
      <style:table-column-properties fo:break-before="auto" style:column-width="36.71pt"/>
    </style:style>
    <style:style style:name="co13" style:family="table-column">
      <style:table-column-properties fo:break-before="auto" style:column-width="37.11pt"/>
    </style:style>
    <style:style style:name="co14" style:family="table-column">
      <style:table-column-properties fo:break-before="auto" style:column-width="53.4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23.7pt" fo:break-before="auto" style:use-optimal-row-height="false"/>
    </style:style>
    <style:style style:name="ro2" style:family="table-row">
      <style:table-row-properties style:row-height="22.79pt" fo:break-before="auto" style:use-optimal-row-height="false"/>
    </style:style>
    <style:style style:name="ro3" style:family="table-row">
      <style:table-row-properties style:row-height="15.39pt" fo:break-before="auto" style:use-optimal-row-height="false"/>
    </style:style>
    <style:style style:name="ro4" style:family="table-row">
      <style:table-row-properties style:row-height="15.51pt" fo:break-before="auto" style:use-optimal-row-height="false"/>
    </style:style>
    <style:style style:name="ro5" style:family="table-row">
      <style:table-row-properties style:row-height="15.31pt" fo:break-before="auto" style:use-optimal-row-height="false"/>
    </style:style>
    <style:style style:name="ro6" style:family="table-row">
      <style:table-row-properties style:row-height="15.7pt" fo:break-before="auto" style:use-optimal-row-height="false"/>
    </style:style>
    <style:style style:name="ro7" style:family="table-row">
      <style:table-row-properties style:row-height="8.84pt" fo:break-before="auto" style:use-optimal-row-height="false"/>
    </style:style>
    <style:style style:name="ro8" style:family="table-row">
      <style:table-row-properties style:row-height="14.94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6.1pt" fo:break-before="auto" style:use-optimal-row-height="false"/>
    </style:style>
    <style:style style:name="ro11" style:family="table-row">
      <style:table-row-properties style:row-height="16.36pt" fo:break-before="auto" style:use-optimal-row-height="false"/>
    </style:style>
    <style:style style:name="ro12" style:family="table-row">
      <style:table-row-properties style:row-height="16.55pt" fo:break-before="auto" style:use-optimal-row-height="false"/>
    </style:style>
    <style:style style:name="ro13" style:family="table-row">
      <style:table-row-properties style:row-height="15.65pt" fo:break-before="auto" style:use-optimal-row-height="false"/>
    </style:style>
    <style:style style:name="ro14" style:family="table-row">
      <style:table-row-properties style:row-height="14.71pt" fo:break-before="auto" style:use-optimal-row-height="false"/>
    </style:style>
    <style:style style:name="ro15" style:family="table-row">
      <style:table-row-properties style:row-height="11.2pt" fo:break-before="auto" style:use-optimal-row-height="false"/>
    </style:style>
    <style:style style:name="ro16" style:family="table-row">
      <style:table-row-properties style:row-height="4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Rounded MT 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 Rounded MT 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 Narrow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Narrow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6pt" fo:font-weight="bold" style:font-size-asian="6pt" style:font-weight-asian="bold" style:font-size-complex="6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Rounded MT Bold1" style:font-name-asian="Arial Rounded MT Bold1" style:font-name-complex="Arial Rounded MT Bold1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 Rounded MT 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ontAwesome" style:font-name-asian="FontAwesome" style:font-name-complex="FontAwesom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 Narrow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FontAwesome" style:font-name-asian="FontAwesome" style:font-name-complex="FontAwesom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 table:print-ranges="Template.A2:Template.X8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number-columns-repeated="995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* Click on image → Arrange → To background (to undo, see below)</text:p>
          </table:table-cell>
          <table:table-cell table:number-columns-repeated="14"/>
          <table:table-cell table:style-name="ce1" table:number-columns-repeated="1003"/>
        </table:table-row>
        <table:table-row table:style-name="ro2">
          <table:table-cell table:number-columns-repeated="17"/>
          <table:table-cell table:style-name="ce1" table:number-columns-repeated="1003"/>
        </table:table-row>
        <table:table-row table:style-name="ro3">
          <table:table-cell office:value-type="float" office:value="1" calcext:value-type="float">
            <text:p>1</text:p>
          </table:table-cell>
          <table:table-cell>
            <draw:frame draw:z-index="0" draw:name="Image 1" draw:style-name="gr1" draw:text-style-name="P1" svg:width="895.04pt" svg:height="95.1pt" svg:x="0pt" svg:y="0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number-columns-repeated="15"/>
          <table:table-cell table:style-name="ce1" table:number-columns-repeated="100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16"/>
          <table:table-cell table:style-name="ce1" table:number-columns-repeated="1003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16"/>
          <table:table-cell table:style-name="ce1" table:number-columns-repeated="1003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</table:table-row>
        <table:table-row table:style-name="ro8">
          <table:table-cell table:number-columns-repeated="17"/>
          <table:table-cell table:style-name="ce1" table:number-columns-repeated="1003"/>
        </table:table-row>
        <table:table-row table:style-name="ro9">
          <table:table-cell table:number-columns-repeated="17"/>
          <table:table-cell table:style-name="ce1" table:number-columns-repeated="1003"/>
        </table:table-row>
        <table:table-row table:style-name="ro10">
          <table:table-cell office:value-type="float" office:value="1" calcext:value-type="float">
            <text:p>1</text:p>
            <draw:frame draw:z-index="1" draw:name="Image 1" draw:style-name="gr1" draw:text-style-name="P1" svg:width="895.04pt" svg:height="95.1pt" svg:x="9.78pt" svg:y="0.57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16"/>
          <table:table-cell table:style-name="ce1" table:number-columns-repeated="1003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16"/>
          <table:table-cell table:style-name="ce1" table:number-columns-repeated="1003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</table:table-row>
        <table:table-row table:style-name="ro8">
          <table:table-cell table:number-columns-repeated="17"/>
          <table:table-cell table:style-name="ce1" table:number-columns-repeated="1003"/>
        </table:table-row>
        <table:table-row table:style-name="ro9">
          <table:table-cell table:number-columns-repeated="17"/>
          <table:table-cell table:style-name="ce1" table:number-columns-repeated="1003"/>
        </table:table-row>
        <table:table-row table:style-name="ro11">
          <table:table-cell office:value-type="float" office:value="1" calcext:value-type="float">
            <text:p>1</text:p>
            <draw:frame draw:z-index="2" draw:name="Image 1" draw:style-name="gr1" draw:text-style-name="P1" svg:width="895.04pt" svg:height="95.1pt" svg:x="9.78pt" svg:y="0.4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16"/>
          <table:table-cell table:style-name="ce1" table:number-columns-repeated="1003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16"/>
          <table:table-cell table:style-name="ce1" table:number-columns-repeated="1003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</table:table-row>
        <table:table-row table:style-name="ro8">
          <table:table-cell table:number-columns-repeated="17"/>
          <table:table-cell table:style-name="ce1" table:number-columns-repeated="1003"/>
        </table:table-row>
        <table:table-row table:style-name="ro9">
          <table:table-cell table:number-columns-repeated="17"/>
          <table:table-cell table:style-name="ce1" table:number-columns-repeated="1003"/>
        </table:table-row>
        <table:table-row table:style-name="ro12">
          <table:table-cell office:value-type="float" office:value="1" calcext:value-type="float">
            <text:p>1</text:p>
            <draw:frame draw:z-index="3" draw:name="Image 1" draw:style-name="gr1" draw:text-style-name="P1" svg:width="895.04pt" svg:height="95.1pt" svg:x="9.78pt" svg:y="0.45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16"/>
          <table:table-cell table:style-name="ce1" table:number-columns-repeated="1003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16"/>
          <table:table-cell table:style-name="ce1" table:number-columns-repeated="1003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</table:table-row>
        <table:table-row table:style-name="ro8">
          <table:table-cell table:number-columns-repeated="17"/>
          <table:table-cell table:style-name="ce1" table:number-columns-repeated="1003"/>
        </table:table-row>
        <table:table-row table:style-name="ro9">
          <table:table-cell table:number-columns-repeated="17"/>
          <table:table-cell table:style-name="ce1" table:number-columns-repeated="1003"/>
        </table:table-row>
        <table:table-row table:style-name="ro12">
          <table:table-cell office:value-type="float" office:value="1" calcext:value-type="float">
            <text:p>1</text:p>
            <draw:frame draw:z-index="4" draw:name="Image 1" draw:style-name="gr1" draw:text-style-name="P1" svg:width="895.04pt" svg:height="95.1pt" svg:x="9.78pt" svg:y="0.34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16"/>
          <table:table-cell table:style-name="ce1" table:number-columns-repeated="1003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16"/>
          <table:table-cell table:style-name="ce1" table:number-columns-repeated="1003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</table:table-row>
        <table:table-row table:style-name="ro8">
          <table:table-cell table:number-columns-repeated="17"/>
          <table:table-cell table:style-name="ce1" table:number-columns-repeated="1003"/>
        </table:table-row>
        <table:table-row table:style-name="ro9">
          <table:table-cell table:number-columns-repeated="17"/>
          <table:table-cell table:style-name="ce1" table:number-columns-repeated="1003"/>
        </table:table-row>
        <table:table-row table:style-name="ro10">
          <table:table-cell office:value-type="float" office:value="1" calcext:value-type="float">
            <text:p>1</text:p>
            <draw:frame draw:z-index="5" draw:name="Image 1" draw:style-name="gr1" draw:text-style-name="P1" svg:width="895.04pt" svg:height="95.1pt" svg:x="9.78pt" svg:y="0.2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16"/>
          <table:table-cell table:style-name="ce1" table:number-columns-repeated="1003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16"/>
          <table:table-cell table:style-name="ce1" table:number-columns-repeated="1003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</table:table-row>
        <table:table-row table:style-name="ro8">
          <table:table-cell table:number-columns-repeated="17"/>
          <table:table-cell table:style-name="ce1" table:number-columns-repeated="1003"/>
        </table:table-row>
        <table:table-row table:style-name="ro9">
          <table:table-cell>
            <draw:frame draw:z-index="6" draw:name="Image 1" draw:style-name="gr1" draw:text-style-name="P1" svg:width="895.04pt" svg:height="95.1pt" svg:x="9.78pt" svg:y="12.73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  <table:table-cell table:style-name="ce1" table:number-columns-repeated="1003"/>
        </table:table-row>
        <table:table-row table:style-name="ro12">
          <table:table-cell office:value-type="float" office:value="1" calcext:value-type="float">
            <text:p>1</text:p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16"/>
          <table:table-cell table:style-name="ce1" table:number-columns-repeated="1003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16"/>
          <table:table-cell table:style-name="ce1" table:number-columns-repeated="1003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</table:table-row>
        <table:table-row table:style-name="ro8">
          <table:table-cell table:number-columns-repeated="17"/>
          <table:table-cell table:style-name="ce1" table:number-columns-repeated="1003"/>
        </table:table-row>
        <table:table-row table:style-name="ro9">
          <table:table-cell>
            <draw:frame draw:z-index="7" draw:name="Image 1" draw:style-name="gr1" draw:text-style-name="P1" svg:width="895.04pt" svg:height="95.1pt" svg:x="9.78pt" svg:y="12.61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  <table:table-cell table:style-name="ce1" table:number-columns-repeated="1003"/>
        </table:table-row>
        <table:table-row table:style-name="ro13">
          <table:table-cell office:value-type="float" office:value="1" calcext:value-type="float">
            <text:p>1</text:p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16"/>
          <table:table-cell table:style-name="ce1" table:number-columns-repeated="1003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16"/>
          <table:table-cell table:style-name="ce1" table:number-columns-repeated="1003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</table:table-row>
        <table:table-row table:style-name="ro8">
          <table:table-cell table:number-columns-repeated="17"/>
          <table:table-cell table:style-name="ce1" table:number-columns-repeated="1003"/>
        </table:table-row>
        <table:table-row table:style-name="ro9">
          <table:table-cell table:number-columns-repeated="17"/>
          <table:table-cell table:style-name="ce1" table:number-columns-repeated="1003"/>
        </table:table-row>
        <table:table-row table:style-name="ro14">
          <table:table-cell office:value-type="float" office:value="1" calcext:value-type="float">
            <text:p>1</text:p>
            <draw:frame draw:z-index="8" draw:name="Image 1" draw:style-name="gr1" draw:text-style-name="P1" svg:width="895.04pt" svg:height="95.1pt" svg:x="9.78pt" svg:y="0.06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16"/>
          <table:table-cell table:style-name="ce1" table:number-columns-repeated="1003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6"/>
          <table:table-cell table:style-name="ce1" table:number-columns-repeated="1003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16"/>
          <table:table-cell table:style-name="ce1" table:number-columns-repeated="1003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16"/>
          <table:table-cell table:style-name="ce1" table:number-columns-repeated="1003"/>
        </table:table-row>
        <table:table-row table:style-name="ro15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</table:table-row>
        <table:table-row table:style-name="ro8" table:number-rows-repeated="2">
          <table:table-cell table:number-columns-repeated="17"/>
          <table:table-cell table:style-name="ce1" table:number-columns-repeated="1003"/>
        </table:table-row>
        <table:table-row table:style-name="ro4">
          <table:table-cell table:number-columns-repeated="2"/>
          <table:table-cell table:style-name="ce2" office:value-type="string" calcext:value-type="string">
            <text:p>Undo background/to image:</text:p>
          </table:table-cell>
          <table:table-cell table:number-columns-repeated="14"/>
          <table:table-cell table:style-name="ce1" table:number-columns-repeated="1003"/>
        </table:table-row>
        <table:table-row table:style-name="ro5">
          <table:table-cell table:number-columns-repeated="2"/>
          <table:table-cell table:style-name="ce3" office:value-type="string" calcext:value-type="string">
            <text:p>1. Click View-&gt; Toolbars-&gt; Drawing. Make sure the Drawing Toolbar is checked. (My drawing toolbar is visible at the left/bottom of the spreadsheet.)</text:p>
          </table:table-cell>
          <table:table-cell table:number-columns-repeated="14"/>
          <table:table-cell table:style-name="ce1" table:number-columns-repeated="1003"/>
        </table:table-row>
        <table:table-row table:style-name="ro4">
          <table:table-cell table:number-columns-repeated="2"/>
          <table:table-cell table:style-name="ce3" office:value-type="string" calcext:value-type="string">
            <text:p>2. On the Drawing Toolbar, pick the "Select" icon (white arrow)</text:p>
          </table:table-cell>
          <table:table-cell table:number-columns-repeated="14"/>
          <table:table-cell table:style-name="ce1" table:number-columns-repeated="1003"/>
        </table:table-row>
        <table:table-row table:style-name="ro5">
          <table:table-cell table:number-columns-repeated="2"/>
          <table:table-cell table:style-name="ce4" office:value-type="string" calcext:value-type="string">
            <text:p>3. Click on the picture that is on the background to select it</text:p>
          </table:table-cell>
          <table:table-cell table:number-columns-repeated="14"/>
          <table:table-cell table:style-name="ce1" table:number-columns-repeated="1003"/>
        </table:table-row>
        <table:table-row table:style-name="ro6">
          <table:table-cell table:number-columns-repeated="2"/>
          <table:table-cell table:style-name="ce3" office:value-type="string" calcext:value-type="string">
            <text:p>4. Then, Right-Click-&gt; Arrange-&gt; To Forefront</text:p>
          </table:table-cell>
          <table:table-cell table:number-columns-repeated="14"/>
          <table:table-cell table:style-name="ce1" table:number-columns-repeated="1003"/>
        </table:table-row>
        <table:table-row table:style-name="ro7">
          <table:table-cell table:number-columns-repeated="17"/>
          <table:table-cell table:style-name="ce1" table:number-columns-repeated="1003"/>
        </table:table-row>
        <table:table-row table:style-name="ro8">
          <table:table-cell table:number-columns-repeated="17"/>
          <table:table-cell table:style-name="ce1" table:number-columns-repeated="1003"/>
        </table:table-row>
        <table:table-row table:style-name="ro9" table:number-rows-repeated="1048485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CAGED" table:style-name="ta1" table:print-ranges="CAGED.A2:CAGED.X8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4" table:default-cell-style-name="ce15"/>
        <table:table-column table:style-name="co13" table:default-cell-style-name="ce15"/>
        <table:table-column table:style-name="co11" table:default-cell-style-name="ce15"/>
        <table:table-column table:style-name="co14" table:default-cell-style-name="ce15"/>
        <table:table-column table:style-name="co15" table:number-columns-repeated="999" table:default-cell-style-name="ce15"/>
        <table:table-row table:style-name="ro16" table:visibility="collapse">
          <table:table-cell table:number-columns-repeated="2"/>
          <table:table-cell table:style-name="ce12" office:value-type="string" calcext:value-type="string">
            <text:p>* Click on image → Arrange → To background (to undo, see below)</text:p>
          </table:table-cell>
          <table:table-cell table:number-columns-repeated="14"/>
          <table:table-cell table:style-name="ce1" table:number-columns-repeated="1003"/>
          <table:table-cell table:number-columns-repeated="4"/>
        </table:table-row>
        <table:table-row table:style-name="ro2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</text:p>
            <draw:frame draw:z-index="0" draw:name="Image 1" draw:style-name="gr1" draw:text-style-name="P1" table:table-background="true" svg:width="895.04pt" svg:height="95.1pt" svg:x="0pt" svg:y="0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 table:number-columns-repeated="2"/>
          <table:table-cell table:style-name="ce1" table:number-columns-repeated="994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/>
          <table:table-cell table:style-name="ce1" table:number-columns-repeated="994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 table:number-columns-repeated="2"/>
          <table:table-cell table:style-name="ce1" table:number-columns-repeated="994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/>
          <table:table-cell table:style-name="ce1" table:number-columns-repeated="994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style-name="ce13"/>
          <table:table-cell table:style-name="ce1" table:number-columns-repeated="991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 table:number-columns-repeated="2"/>
          <table:table-cell table:style-name="ce1" table:number-columns-repeated="994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10">
          <table:table-cell office:value-type="float" office:value="1" calcext:value-type="float">
            <text:p>1</text:p>
            <draw:frame draw:z-index="1" draw:name="Image 1" draw:style-name="gr1" draw:text-style-name="P1" table:table-background="true" svg:width="895.04pt" svg:height="95.1pt" svg:x="9.78pt" svg:y="0.57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  <draw:frame draw:z-index="9" draw:name="Image 1" draw:style-name="gr1" draw:text-style-name="P1" table:table-background="true" svg:width="895.04pt" svg:height="95.84pt" svg:x="0pt" svg:y="0.06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11">
          <table:table-cell office:value-type="float" office:value="1" calcext:value-type="float">
            <text:p>1</text:p>
            <draw:frame draw:z-index="2" draw:name="Image 1" draw:style-name="gr1" draw:text-style-name="P1" table:table-background="true" svg:width="895.04pt" svg:height="95.1pt" svg:x="9.78pt" svg:y="0.4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  <draw:frame draw:z-index="10" draw:name="Image 1" draw:style-name="gr1" draw:text-style-name="P1" table:table-background="true" svg:width="895.04pt" svg:height="96.09pt" svg:x="0pt" svg:y="0.06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12">
          <table:table-cell office:value-type="float" office:value="1" calcext:value-type="float">
            <text:p>1</text:p>
            <draw:frame draw:z-index="3" draw:name="Image 1" draw:style-name="gr1" draw:text-style-name="P1" table:table-background="true" svg:width="895.04pt" svg:height="95.1pt" svg:x="9.78pt" svg:y="0.45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  <draw:frame draw:z-index="11" draw:name="Image 1" draw:style-name="gr1" draw:text-style-name="P1" table:table-background="true" svg:width="895.04pt" svg:height="96.29pt" svg:x="0pt" svg:y="0.06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12">
          <table:table-cell office:value-type="float" office:value="1" calcext:value-type="float">
            <text:p>1</text:p>
            <draw:frame draw:z-index="4" draw:name="Image 1" draw:style-name="gr1" draw:text-style-name="P1" table:table-background="true" svg:width="895.04pt" svg:height="95.1pt" svg:x="9.78pt" svg:y="0.34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  <draw:frame draw:z-index="12" draw:name="Image 1" draw:style-name="gr1" draw:text-style-name="P1" table:table-background="true" svg:width="895.04pt" svg:height="96.29pt" svg:x="0pt" svg:y="0.06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10">
          <table:table-cell office:value-type="float" office:value="1" calcext:value-type="float">
            <text:p>1</text:p>
            <draw:frame draw:z-index="5" draw:name="Image 1" draw:style-name="gr1" draw:text-style-name="P1" table:table-background="true" svg:width="895.04pt" svg:height="95.1pt" svg:x="9.78pt" svg:y="0.2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  <draw:frame draw:z-index="13" draw:name="Image 1" draw:style-name="gr1" draw:text-style-name="P1" table:table-background="true" svg:width="895.04pt" svg:height="95.84pt" svg:x="0pt" svg:y="0.06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>
            <draw:frame draw:z-index="6" draw:name="Image 1" draw:style-name="gr1" draw:text-style-name="P1" table:table-background="true" svg:width="895.04pt" svg:height="95.1pt" svg:x="9.78pt" svg:y="12.73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  <table:table-cell table:style-name="ce1" table:number-columns-repeated="1003"/>
          <table:table-cell table:number-columns-repeated="4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</text:p>
            <draw:frame draw:z-index="14" draw:name="Image 1" draw:style-name="gr1" draw:text-style-name="P1" table:table-background="true" svg:width="895.04pt" svg:height="96.29pt" svg:x="0pt" svg:y="0.06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>
            <draw:frame draw:z-index="7" draw:name="Image 1" draw:style-name="gr1" draw:text-style-name="P1" table:table-background="true" svg:width="895.04pt" svg:height="95.1pt" svg:x="9.78pt" svg:y="12.61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  <table:table-cell table:style-name="ce1" table:number-columns-repeated="1003"/>
          <table:table-cell table:number-columns-repeated="4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</text:p>
            <draw:frame draw:z-index="15" draw:name="Image 1" draw:style-name="gr1" draw:text-style-name="P1" table:table-background="true" svg:width="895.04pt" svg:height="95.36pt" svg:x="0pt" svg:y="0.06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14">
          <table:table-cell office:value-type="float" office:value="1" calcext:value-type="float">
            <text:p>1</text:p>
            <draw:frame draw:z-index="8" draw:name="Image 1" draw:style-name="gr1" draw:text-style-name="P1" table:table-background="true" svg:width="895.04pt" svg:height="95.1pt" svg:x="9.78pt" svg:y="0.06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  <draw:frame draw:z-index="16" draw:name="Image 1" draw:style-name="gr1" draw:text-style-name="P1" table:table-background="true" svg:width="895.04pt" svg:height="94.37pt" svg:x="0pt" svg:y="0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number-columns-repeated="2"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1"/>
          <table:table-cell table:number-columns-repeated="2"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15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 table:number-rows-repeated="2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4">
          <table:table-cell table:number-columns-repeated="2"/>
          <table:table-cell table:style-name="ce12" office:value-type="string" calcext:value-type="string">
            <text:p>Undo background/to image:</text:p>
          </table:table-cell>
          <table:table-cell table:number-columns-repeated="14"/>
          <table:table-cell table:style-name="ce1" table:number-columns-repeated="1003"/>
          <table:table-cell table:number-columns-repeated="4"/>
        </table:table-row>
        <table:table-row table:style-name="ro5">
          <table:table-cell table:number-columns-repeated="2"/>
          <table:table-cell table:style-name="ce14" office:value-type="string" calcext:value-type="string">
            <text:p>1. Click View-&gt; Toolbars-&gt; Drawing. Make sure the Drawing Toolbar is checked. (My drawing toolbar is visible at the left/bottom of the spreadsheet.)</text:p>
          </table:table-cell>
          <table:table-cell table:number-columns-repeated="14"/>
          <table:table-cell table:style-name="ce1" table:number-columns-repeated="1003"/>
          <table:table-cell table:number-columns-repeated="4"/>
        </table:table-row>
        <table:table-row table:style-name="ro4">
          <table:table-cell table:number-columns-repeated="2"/>
          <table:table-cell table:style-name="ce14" office:value-type="string" calcext:value-type="string">
            <text:p>2. On the Drawing Toolbar, pick the "Select" icon (white arrow)</text:p>
          </table:table-cell>
          <table:table-cell table:number-columns-repeated="14"/>
          <table:table-cell table:style-name="ce1" table:number-columns-repeated="1003"/>
          <table:table-cell table:number-columns-repeated="4"/>
        </table:table-row>
        <table:table-row table:style-name="ro5">
          <table:table-cell table:number-columns-repeated="2"/>
          <table:table-cell table:style-name="ce14" office:value-type="string" calcext:value-type="string">
            <text:p>3. Click on the picture that is on the background to select it</text:p>
          </table:table-cell>
          <table:table-cell table:number-columns-repeated="14"/>
          <table:table-cell table:style-name="ce1" table:number-columns-repeated="1003"/>
          <table:table-cell table:number-columns-repeated="4"/>
        </table:table-row>
        <table:table-row table:style-name="ro6">
          <table:table-cell table:number-columns-repeated="2"/>
          <table:table-cell table:style-name="ce14" office:value-type="string" calcext:value-type="string">
            <text:p>4. Then, Right-Click-&gt; Arrange-&gt; To Forefront</text:p>
          </table:table-cell>
          <table:table-cell table:number-columns-repeated="14"/>
          <table:table-cell table:style-name="ce1" table:number-columns-repeated="1003"/>
          <table:table-cell table:number-columns-repeated="4"/>
        </table:table-row>
        <table:table-row table:style-name="ro7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 table:number-rows-repeated="104848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inMel" table:style-name="ta1" table:print-ranges="MinMel.A2:MinMel.X8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8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4" table:default-cell-style-name="ce15"/>
        <table:table-column table:style-name="co13" table:default-cell-style-name="ce15"/>
        <table:table-column table:style-name="co11" table:default-cell-style-name="ce15"/>
        <table:table-column table:style-name="co14" table:default-cell-style-name="ce15"/>
        <table:table-column table:style-name="co15" table:number-columns-repeated="999" table:default-cell-style-name="ce15"/>
        <table:table-row table:style-name="ro16" table:visibility="collapse">
          <table:table-cell table:number-columns-repeated="2"/>
          <table:table-cell table:style-name="ce12" office:value-type="string" calcext:value-type="string">
            <text:p>* Click on image → Arrange → To background (to undo, see below)</text:p>
          </table:table-cell>
          <table:table-cell table:number-columns-repeated="14"/>
          <table:table-cell table:style-name="ce1" table:number-columns-repeated="1003"/>
          <table:table-cell table:number-columns-repeated="4"/>
        </table:table-row>
        <table:table-row table:style-name="ro2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">
            <draw:frame draw:z-index="0" draw:name="Image 1" draw:style-name="gr1" draw:text-style-name="P1" table:table-background="true" svg:width="895.04pt" svg:height="95.1pt" svg:x="0pt" svg:y="0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1" table:number-columns-repeated="2"/>
          <table:table-cell table:style-name="ce1" table:number-columns-repeated="994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/>
          <table:table-cell table:style-name="ce13"/>
          <table:table-cell table:style-name="ce1" table:number-columns-repeated="993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 table:number-columns-repeated="2"/>
          <table:table-cell table:style-name="ce1"/>
          <table:table-cell table:style-name="ce11"/>
          <table:table-cell table:style-name="ce1"/>
          <table:table-cell table:style-name="ce11"/>
          <table:table-cell table:style-name="ce13"/>
          <table:table-cell table:style-name="ce1" table:number-columns-repeated="989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/>
          <table:table-cell table:style-name="ce21"/>
          <table:table-cell table:style-name="ce1" table:number-columns-repeated="993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/>
          <table:table-cell table:style-name="ce1"/>
          <table:table-cell table:style-name="ce11"/>
          <table:table-cell table:style-name="ce13"/>
          <table:table-cell table:style-name="ce1" table:number-columns-repeated="991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/>
          <table:table-cell table:style-name="ce11"/>
          <table:table-cell table:style-name="ce1" table:number-columns-repeated="994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10">
          <table:table-cell office:value-type="float" office:value="1" calcext:value-type="float">
            <text:p>1</text:p>
            <draw:frame draw:z-index="1" draw:name="Image 1" draw:style-name="gr1" draw:text-style-name="P1" table:table-background="true" svg:width="895.04pt" svg:height="95.1pt" svg:x="9.78pt" svg:y="0.57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>
            <draw:frame draw:z-index="9" draw:name="Image 1" draw:style-name="gr1" draw:text-style-name="P1" table:table-background="true" svg:width="895.04pt" svg:height="95.84pt" svg:x="0pt" svg:y="0.06pt">
              <draw:image xlink:href="../fretboard.png" xlink:type="simple" xlink:show="embed" xlink:actuate="onLoad" loext:mime-type="image/png">
                <text:p/>
              </draw:image>
            </draw:frame>
            <draw:frame draw:z-index="17" draw:name="Image 1" draw:style-name="gr1" draw:text-style-name="P1" table:table-background="true" svg:width="895.04pt" svg:height="95.84pt" svg:x="0pt" svg:y="0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11">
          <table:table-cell office:value-type="float" office:value="1" calcext:value-type="float">
            <text:p>1</text:p>
            <draw:frame draw:z-index="2" draw:name="Image 1" draw:style-name="gr1" draw:text-style-name="P1" table:table-background="true" svg:width="895.04pt" svg:height="95.1pt" svg:x="9.78pt" svg:y="0.4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>
            <draw:frame draw:z-index="10" draw:name="Image 1" draw:style-name="gr1" draw:text-style-name="P1" table:table-background="true" svg:width="895.04pt" svg:height="96.09pt" svg:x="0pt" svg:y="0.06pt">
              <draw:image xlink:href="../fretboard.png" xlink:type="simple" xlink:show="embed" xlink:actuate="onLoad" loext:mime-type="image/png">
                <text:p/>
              </draw:image>
            </draw:frame>
            <draw:frame draw:z-index="18" draw:name="Image 1" draw:style-name="gr1" draw:text-style-name="P1" table:table-background="true" svg:width="895.04pt" svg:height="96.09pt" svg:x="0pt" svg:y="0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12">
          <table:table-cell office:value-type="float" office:value="1" calcext:value-type="float">
            <text:p>1</text:p>
            <draw:frame draw:z-index="3" draw:name="Image 1" draw:style-name="gr1" draw:text-style-name="P1" table:table-background="true" svg:width="895.04pt" svg:height="95.1pt" svg:x="9.78pt" svg:y="0.45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>
            <draw:frame draw:z-index="11" draw:name="Image 1" draw:style-name="gr1" draw:text-style-name="P1" table:table-background="true" svg:width="895.04pt" svg:height="96.29pt" svg:x="0pt" svg:y="0.06pt">
              <draw:image xlink:href="../fretboard.png" xlink:type="simple" xlink:show="embed" xlink:actuate="onLoad" loext:mime-type="image/png">
                <text:p/>
              </draw:image>
            </draw:frame>
            <draw:frame draw:z-index="19" draw:name="Image 1" draw:style-name="gr1" draw:text-style-name="P1" table:table-background="true" svg:width="895.04pt" svg:height="96.29pt" svg:x="0pt" svg:y="0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12">
          <table:table-cell office:value-type="float" office:value="1" calcext:value-type="float">
            <text:p>1</text:p>
            <draw:frame draw:z-index="4" draw:name="Image 1" draw:style-name="gr1" draw:text-style-name="P1" table:table-background="true" svg:width="895.04pt" svg:height="95.1pt" svg:x="9.78pt" svg:y="0.34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>
            <draw:frame draw:z-index="12" draw:name="Image 1" draw:style-name="gr1" draw:text-style-name="P1" table:table-background="true" svg:width="895.04pt" svg:height="96.29pt" svg:x="0pt" svg:y="0.06pt">
              <draw:image xlink:href="../fretboard.png" xlink:type="simple" xlink:show="embed" xlink:actuate="onLoad" loext:mime-type="image/png">
                <text:p/>
              </draw:image>
            </draw:frame>
            <draw:frame draw:z-index="20" draw:name="Image 1" draw:style-name="gr1" draw:text-style-name="P1" table:table-background="true" svg:width="895.04pt" svg:height="96.29pt" svg:x="0pt" svg:y="0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10">
          <table:table-cell office:value-type="float" office:value="1" calcext:value-type="float">
            <text:p>1</text:p>
            <draw:frame draw:z-index="5" draw:name="Image 1" draw:style-name="gr1" draw:text-style-name="P1" table:table-background="true" svg:width="895.04pt" svg:height="95.1pt" svg:x="9.78pt" svg:y="0.2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>
            <draw:frame draw:z-index="13" draw:name="Image 1" draw:style-name="gr1" draw:text-style-name="P1" table:table-background="true" svg:width="895.04pt" svg:height="95.84pt" svg:x="0pt" svg:y="0.06pt">
              <draw:image xlink:href="../fretboard.png" xlink:type="simple" xlink:show="embed" xlink:actuate="onLoad" loext:mime-type="image/png">
                <text:p/>
              </draw:image>
            </draw:frame>
            <draw:frame draw:z-index="21" draw:name="Image 1" draw:style-name="gr1" draw:text-style-name="P1" table:table-background="true" svg:width="895.04pt" svg:height="95.84pt" svg:x="0pt" svg:y="0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>
            <draw:frame draw:z-index="6" draw:name="Image 1" draw:style-name="gr1" draw:text-style-name="P1" table:table-background="true" svg:width="895.04pt" svg:height="95.1pt" svg:x="9.78pt" svg:y="12.73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  <table:table-cell table:style-name="ce1" table:number-columns-repeated="1003"/>
          <table:table-cell table:number-columns-repeated="4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1">
            <draw:frame draw:z-index="14" draw:name="Image 1" draw:style-name="gr1" draw:text-style-name="P1" table:table-background="true" svg:width="895.04pt" svg:height="96.29pt" svg:x="0pt" svg:y="0.06pt">
              <draw:image xlink:href="../fretboard.png" xlink:type="simple" xlink:show="embed" xlink:actuate="onLoad" loext:mime-type="image/png">
                <text:p/>
              </draw:image>
            </draw:frame>
            <draw:frame draw:z-index="22" draw:name="Image 1" draw:style-name="gr1" draw:text-style-name="P1" table:table-background="true" svg:width="895.04pt" svg:height="96.29pt" svg:x="0pt" svg:y="0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>
            <draw:frame draw:z-index="7" draw:name="Image 1" draw:style-name="gr1" draw:text-style-name="P1" table:table-background="true" svg:width="895.04pt" svg:height="95.1pt" svg:x="9.78pt" svg:y="12.61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number-columns-repeated="16"/>
          <table:table-cell table:style-name="ce1" table:number-columns-repeated="1003"/>
          <table:table-cell table:number-columns-repeated="4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1">
            <draw:frame draw:z-index="15" draw:name="Image 1" draw:style-name="gr1" draw:text-style-name="P1" table:table-background="true" svg:width="895.04pt" svg:height="95.36pt" svg:x="0pt" svg:y="0.06pt">
              <draw:image xlink:href="../fretboard.png" xlink:type="simple" xlink:show="embed" xlink:actuate="onLoad" loext:mime-type="image/png">
                <text:p/>
              </draw:image>
            </draw:frame>
            <draw:frame draw:z-index="23" draw:name="Image 1" draw:style-name="gr1" draw:text-style-name="P1" table:table-background="true" svg:width="895.04pt" svg:height="95.36pt" svg:x="0pt" svg:y="0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7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14">
          <table:table-cell office:value-type="float" office:value="1" calcext:value-type="float">
            <text:p>1</text:p>
            <draw:frame draw:z-index="8" draw:name="Image 1" draw:style-name="gr1" draw:text-style-name="P1" table:table-background="true" svg:width="895.04pt" svg:height="95.1pt" svg:x="9.78pt" svg:y="0.06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>
            <draw:frame draw:z-index="16" draw:name="Image 1" draw:style-name="gr1" draw:text-style-name="P1" table:table-background="true" svg:width="895.04pt" svg:height="94.37pt" svg:x="0pt" svg:y="0pt">
              <draw:image xlink:href="../fretboard.png" xlink:type="simple" xlink:show="embed" xlink:actuate="onLoad" loext:mime-type="image/png">
                <text:p/>
              </draw:image>
            </draw:frame>
            <draw:frame draw:z-index="24" draw:name="Image 1" draw:style-name="gr1" draw:text-style-name="P1" table:table-background="true" svg:width="895.04pt" svg:height="94.37pt" svg:x="0pt" svg:y="0pt">
              <draw:image xlink:href="../fretboard.png" xlink:type="simple" xlink:show="embed" xlink:actuate="onLoad" loext:mime-type="image/png">
                <text:p/>
              </draw:image>
            </draw:frame>
          </table:table-cell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 table:number-columns-repeated="996"/>
          <table:table-cell table:number-columns-repeated="4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/>
          <table:table-cell table:style-name="ce11" office:value-type="string" calcext:value-type="string">
            <text:p></text:p>
          </table:table-cell>
          <table:table-cell table:style-name="ce21" office:value-type="string" calcext:value-type="string">
            <text:p></text:p>
          </table:table-cell>
          <table:table-cell table:style-name="Default"/>
          <table:table-cell table:style-name="ce11" office:value-type="string" calcext:value-type="string">
            <text:p></text:p>
          </table:table-cell>
          <table:table-cell table:style-name="ce1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3" office:value-type="string" calcext:value-type="string">
            <text:p></text:p>
          </table:table-cell>
          <table:table-cell table:style-name="ce1"/>
          <table:table-cell table:style-name="ce11" office:value-type="string" calcext:value-type="string">
            <text:p></text:p>
          </table:table-cell>
          <table:table-cell table:style-name="ce1" table:number-columns-repeated="996"/>
          <table:table-cell table:number-columns-repeated="4"/>
        </table:table-row>
        <table:table-row table:style-name="ro15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1" table:number-columns-repeated="997"/>
          <table:table-cell table:number-columns-repeated="4"/>
        </table:table-row>
        <table:table-row table:style-name="ro8" table:number-rows-repeated="2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4">
          <table:table-cell table:number-columns-repeated="2"/>
          <table:table-cell table:style-name="ce12" office:value-type="string" calcext:value-type="string">
            <text:p>Undo background/to image:</text:p>
          </table:table-cell>
          <table:table-cell table:number-columns-repeated="14"/>
          <table:table-cell table:style-name="ce1" table:number-columns-repeated="1003"/>
          <table:table-cell table:number-columns-repeated="4"/>
        </table:table-row>
        <table:table-row table:style-name="ro5">
          <table:table-cell table:number-columns-repeated="2"/>
          <table:table-cell table:style-name="ce14" office:value-type="string" calcext:value-type="string">
            <text:p>1. Click View-&gt; Toolbars-&gt; Drawing. Make sure the Drawing Toolbar is checked. (My drawing toolbar is visible at the left/bottom of the spreadsheet.)</text:p>
          </table:table-cell>
          <table:table-cell table:number-columns-repeated="14"/>
          <table:table-cell table:style-name="ce1" table:number-columns-repeated="1003"/>
          <table:table-cell table:number-columns-repeated="4"/>
        </table:table-row>
        <table:table-row table:style-name="ro4">
          <table:table-cell table:number-columns-repeated="2"/>
          <table:table-cell table:style-name="ce14" office:value-type="string" calcext:value-type="string">
            <text:p>2. On the Drawing Toolbar, pick the "Select" icon (white arrow)</text:p>
          </table:table-cell>
          <table:table-cell table:number-columns-repeated="14"/>
          <table:table-cell table:style-name="ce1" table:number-columns-repeated="1003"/>
          <table:table-cell table:number-columns-repeated="4"/>
        </table:table-row>
        <table:table-row table:style-name="ro5">
          <table:table-cell table:number-columns-repeated="2"/>
          <table:table-cell table:style-name="ce14" office:value-type="string" calcext:value-type="string">
            <text:p>3. Click on the picture that is on the background to select it</text:p>
          </table:table-cell>
          <table:table-cell table:number-columns-repeated="14"/>
          <table:table-cell table:style-name="ce1" table:number-columns-repeated="1003"/>
          <table:table-cell table:number-columns-repeated="4"/>
        </table:table-row>
        <table:table-row table:style-name="ro6">
          <table:table-cell table:number-columns-repeated="2"/>
          <table:table-cell table:style-name="ce14" office:value-type="string" calcext:value-type="string">
            <text:p>4. Then, Right-Click-&gt; Arrange-&gt; To Forefront</text:p>
          </table:table-cell>
          <table:table-cell table:number-columns-repeated="14"/>
          <table:table-cell table:style-name="ce1" table:number-columns-repeated="1003"/>
          <table:table-cell table:number-columns-repeated="4"/>
        </table:table-row>
        <table:table-row table:style-name="ro7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8">
          <table:table-cell table:number-columns-repeated="17"/>
          <table:table-cell table:style-name="ce1" table:number-columns-repeated="1003"/>
          <table:table-cell table:number-columns-repeated="4"/>
        </table:table-row>
        <table:table-row table:style-name="ro9" table:number-rows-repeated="104848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1" svg:font-family="'Arial Rounded MT Bold'"/>
    <style:font-face style:name="FontAwesome" svg:font-family="FontAwesome"/>
    <style:font-face style:name="Courier New" svg:font-family="'Courier New'" style:font-adornments="Bold" style:font-family-generic="modern" style:font-pitch="fixed"/>
    <style:font-face style:name="Arial Rounded MT Bold" svg:font-family="'Arial Rounded MT Bold'" style:font-adornments="Bold" style:font-pitch="variable"/>
    <style:font-face style:name="Arial Narrow" svg:font-family="'Arial Narrow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50.4pt" fo:margin-bottom="50.4pt" fo:margin-left="50.4pt" fo:margin-right="36pt"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22:19:01.206404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1:32:50.026522320</meta:creation-date>
    <dc:date>2019-12-01T22:36:29.682390953</dc:date>
    <meta:editing-duration>PT35M39S</meta:editing-duration>
    <meta:editing-cycles>14</meta:editing-cycles>
    <meta:generator>LibreOffice/6.1.5.2$Linux_X86_64 LibreOffice_project/10$Build-2</meta:generator>
    <meta:document-statistic meta:table-count="3" meta:cell-count="1917" meta:object-count="51"/>
  </office:meta>
</office:document-meta>
</file>